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a0f9e" officeooo:paragraph-rsid="000a0f9e"/>
    </style:style>
    <style:style style:name="P2" style:family="paragraph" style:parent-style-name="Standard">
      <style:text-properties fo:language="en" fo:country="GB" officeooo:rsid="002440ad" officeooo:paragraph-rsid="000b3d1c"/>
    </style:style>
    <style:style style:name="P3" style:family="paragraph" style:parent-style-name="Standard">
      <style:text-properties fo:language="en" fo:country="GB" officeooo:rsid="002945c4" officeooo:paragraph-rsid="000b3d1c"/>
    </style:style>
    <style:style style:name="P4" style:family="paragraph" style:parent-style-name="Standard">
      <style:text-properties fo:language="en" fo:country="GB" officeooo:rsid="002aeb11" officeooo:paragraph-rsid="000b3d1c"/>
    </style:style>
    <style:style style:name="P5" style:family="paragraph" style:parent-style-name="Standard">
      <style:text-properties fo:language="en" fo:country="GB" officeooo:rsid="000cf7e0" officeooo:paragraph-rsid="000cf7e0"/>
    </style:style>
    <style:style style:name="P6" style:family="paragraph" style:parent-style-name="Standard">
      <style:text-properties fo:font-weight="bold" officeooo:rsid="000a0f9e" officeooo:paragraph-rsid="000a0f9e" style:font-weight-asian="bold" style:font-weight-complex="bold"/>
    </style:style>
    <style:style style:name="P7" style:family="paragraph" style:parent-style-name="Standard">
      <style:text-properties officeooo:paragraph-rsid="000b3d1c"/>
    </style:style>
    <style:style style:name="T1" style:family="text">
      <style:text-properties fo:language="en" fo:country="US" style:text-underline-style="none"/>
    </style:style>
    <style:style style:name="T2" style:family="text">
      <style:text-properties fo:language="en" fo:country="US" style:text-underline-style="none" officeooo:rsid="00240d88"/>
    </style:style>
    <style:style style:name="T3" style:family="text">
      <style:text-properties fo:language="en" fo:country="US" style:text-underline-style="none" officeooo:rsid="00248a71"/>
    </style:style>
    <style:style style:name="T4" style:family="text">
      <style:text-properties officeooo:rsid="000dfbb6"/>
    </style:style>
    <style:style style:name="T5" style:family="text">
      <style:text-properties fo:language="en" fo:country="GB" officeooo:rsid="002945c4"/>
    </style:style>
    <style:style style:name="T6" style:family="text">
      <style:text-properties fo:language="en" fo:country="GB" officeooo:rsid="000dfb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nke de Par Blog</text:p>
      <text:p text:style-name="P1">Maintenance rapport</text:p>
      <text:p text:style-name="P1">Tjitze de Boer</text:p>
      <text:p text:style-name="P1"/>
      <text:p text:style-name="P7"><text:span text:style-name="T5">I’ve made a button on on any oldpost page of a post with a certain id that only shows if you are logged in which, </text:span><text:span text:style-name="T6">when clicked,</text:span><text:span text:style-name="T5"> displays the edit form and delete button.</text:span></text:p>
      <text:p text:style-name="P3"/>
      <text:p text:style-name="P7"><text:span text:style-name="T5">I made a </text:span><text:span text:style-name="T6">working</text:span><text:span text:style-name="T5"> delete button for blogposts.</text:span></text:p>
      <text:p text:style-name="P3"/>
      <text:p text:style-name="P3">I’ve made an edit form for blogposts which contains the old post as a default value.</text:p>
      <text:p text:style-name="P1"/>
      <text:p text:style-name="P2"><text:span text:style-name="T2">W</text:span><text:span text:style-name="T1">hen making the edit form for blogposts the rich text editor didn’t seem to work, on looking at different posts pages it only didn’t work on posts that included a link element and only when I tried to set the content of the old post as the default value of the edit text field. <text:s/></text:span><text:span text:style-name="T3">After a bit off research I found the htmlspecialchars() function. After putting the variable holding the old content in there when changing the inerhtml with javascript the rich text editor worked with old posts that included links as default value.</text:span></text:p>
      <text:p text:style-name="P2"><text:span text:style-name="T3"/></text:p>
      <text:p text:style-name="P4">I’ve made an edit form for the specified “Wenk” with the old one as the standard value.</text:p>
      <text:p text:style-name="P4"><text:span text:style-name="T3">I’ve made a delete button for that “wenk” bellow the edit form.</text:span></text:p>
      <text:p text:style-name="P4"><text:span text:style-name="T3"/></text:p>
      <text:p text:style-name="P5"><text:span text:style-name="T3">T</text:span><text:span text:style-name="T1">he adjusted project was accepted, and with the addition of a given text to the info page, completed.</text:span></text:p>
      <text:p text:style-name="P5"><text:span text:style-name="T1"/></text:p>
      <text:p text:style-name="P5"><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2:25:05.836000000</meta:creation-date>
    <meta:generator>LibreOffice/6.4.0.3$Windows_X86_64 LibreOffice_project/b0a288ab3d2d4774cb44b62f04d5d28733ac6df8</meta:generator>
    <dc:date>2022-02-16T10:17:36.029000000</dc:date>
    <meta:editing-duration>P8DT21H52M28S</meta:editing-duration>
    <meta:editing-cycles>5</meta:editing-cycles>
    <meta:document-statistic meta:table-count="0" meta:image-count="0" meta:object-count="0" meta:page-count="1" meta:paragraph-count="10" meta:word-count="208" meta:character-count="1127" meta:non-whitespace-character-count="928"/>
  </office:meta>
</office:document-meta>
</file>